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akaoPGothic" fo:font-size="36pt" fo:font-weight="bold" officeooo:paragraph-rsid="000c01d7" style:font-size-asian="36pt" style:font-weight-asian="bold" style:font-size-complex="36pt" style:font-weight-complex="bold"/>
    </style:style>
    <style:style style:name="P2" style:family="paragraph" style:parent-style-name="Standard">
      <style:text-properties style:font-name="TakaoPGothic" fo:font-size="10pt" fo:font-weight="bold" officeooo:paragraph-rsid="000c01d7" style:font-size-asian="8.75pt" style:font-weight-asian="bold" style:font-size-complex="10pt" style:font-weight-complex="bold"/>
    </style:style>
    <style:style style:name="T1" style:family="text">
      <style:text-properties officeooo:rsid="000c01d7"/>
    </style:style>
    <style:style style:name="T2" style:family="text">
      <style:text-properties fo:font-weight="normal" officeooo:rsid="000c01d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ctores</text:span></text:p>
      <text:p text:style-name="P1"><text:span text:style-name="T1"/></text:p>
      <text:p text:style-name="P2"><text:span text:style-name="T1">Invitado: </text:span><text:span text:style-name="T2">Es un tipo de ingresante al sitio del sistema, que no cuenta con privilegios de ningùn tipo por no estar registrado como </text:span><text:span text:style-name="T1">usuario</text:span><text:span text:style-name="T2">.</text:span></text:p>
      <text:p text:style-name="P2"><text:span text:style-name="T2"/></text:p>
      <text:p text:style-name="P2"><text:span text:style-name="T1">Usuario: </text:span><text:span text:style-name="T2">Es un actor del sistema que ha sido registrado en el sitio del sistema y cuenta con <text:s/>privilegios de us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4-17T18:57:53</meta:creation-date>
    <meta:document-statistic meta:table-count="0" meta:image-count="0" meta:object-count="0" meta:page-count="1" meta:paragraph-count="3" meta:word-count="46" meta:character-count="259"/>
    <dc:date>2011-04-17T19:03:13</dc:date>
    <dc:creator>marce </dc:creator>
    <meta:editing-duration>PT00H05M20S</meta:editing-duration>
    <meta:editing-cycles>1</meta:editing-cycles>
    <meta:generator>OpenOffice.org/3.2$Linux OpenOffice.org_project/320m19$Build-9505</meta:generator>
  </office:meta>
</office:document-meta>
</file>